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9a4b7" officeooo:paragraph-rsid="0019a4b7"/>
    </style:style>
    <style:style style:name="P2" style:family="paragraph" style:parent-style-name="Standard">
      <style:text-properties fo:font-style="normal" officeooo:rsid="0019a4b7" officeooo:paragraph-rsid="0019a4b7" style:font-style-asian="normal" style:font-style-complex="normal"/>
    </style:style>
    <style:style style:name="P3" style:family="paragraph" style:parent-style-name="Standard">
      <style:text-properties officeooo:rsid="0019a4b7" officeooo:paragraph-rsid="0019a4b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b37e2" style:font-style-asian="normal" style:font-style-complex="normal"/>
    </style:style>
    <style:style style:name="T4" style:family="text">
      <style:text-properties fo:font-style="normal" officeooo:rsid="001b64e2"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ly explain what needs to be explained. Don’t expand on stuff too far. Keep it simple stupid.</text:p>
      <text:p text:style-name="P1"/>
      <text:p text:style-name="P1"><text:tab/>We all know I’m the boomer of the group, which probably explains why I’m excited over this grey box. A digital clock. But it’s not just any digital Clock. It’s <text:span text:style-name="T1">my</text:span><text:span text:style-name="T2"> digital clock. Which means it hosts a webserver, connects to the internet, and is always accurate.</text:span></text:p>
      <text:p text:style-name="P2"/>
      <text:p text:style-name="P1"><text:span text:style-name="T2"><text:tab/>Have you ever walked into a room, and looked at a handful of clocks on different appliances, only to notice that each is slightly, or maybe way, off so you just pull out your phone to get the </text:span><text:span text:style-name="T1">real</text:span><text:span text:style-name="T2"> time? Well, not anymore. These clocks all sync with the internet, so they’re accurate to at least the second. That means my phone, computers, and bedside clock, all show exactly the right time... Do people even have bedside clocks any longer?</text:span></text:p>
      <text:p text:style-name="P2"/>
      <text:p text:style-name="P1"><text:span text:style-name="T2"><text:tab/>So how does that work? Network Time Protocol, NTP. Across the internet, there are many </text:span><text:span text:style-name="T3">central</text:span><text:span text:style-name="T2"> time servers. These are generally highly accurate clocks, that are big and super expensive. But I don’t feel like paying millions of dollars for a clock, when I can get an ESP32 for two bucks. So instead, I can ask someone else’s million dollar clock what time it is, then base my time off their response. If all went well, I should know what time it is within a few tens of milliseconds or s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6T22:37:42.004431248</meta:creation-date>
    <dc:date>2022-12-31T11:40:28.125056367</dc:date>
    <meta:editing-duration>PT20H12M10S</meta:editing-duration>
    <meta:editing-cycles>3</meta:editing-cycles>
    <meta:generator>LibreOffice/7.4.3.2$Linux_X86_64 LibreOffice_project/40$Build-2</meta:generator>
    <meta:document-statistic meta:table-count="0" meta:image-count="0" meta:object-count="0" meta:page-count="1" meta:paragraph-count="4" meta:word-count="235" meta:character-count="1286" meta:non-whitespace-character-count="1052"/>
  </office:meta>
</office:document-meta>
</file>